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pOD Test Case Document</text:h>
      <text:p text:style-name="Text_20_body">This is the first paragraph.</text:p>
      <text:p text:style-name="Text_20_body">This is the second paragraph.</text:p>
      <text:p text:style-name="Hanging_20_indent">This is a paragraph with a named style.</text:p>
      <text:h text:style-name="Heading_20_2" text:outline-level="2">Level 2 Title</text:h>
      <text:p text:style-name="Text_20_body">This is the first paragraph of the second title.</text:p>
      <text:p text:style-name="Text_20_body">This is the last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3-06T11:53:37</dc:date>
    <meta:editing-duration>PT00H03M19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7" meta:word-count="39" meta:character-count="207"/>
  </office:meta>
</office:document-meta>
</file>